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3.8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 gera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édiaTempo(s)</text:p>
          </table:table-cell>
          <table:table-cell table:style-name="ce1" office:value-type="string" calcext:value-type="string">
            <text:p>Aceleração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6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63971" calcext:value-type="float">
            <text:p>0,00063971</text:p>
          </table:table-cell>
          <table:table-cell table:style-name="ce1" table:formula="of:=[.C2]/[.C2]" office:value-type="float" office:value="1" calcext:value-type="float">
            <text:p>1</text:p>
          </table:table-cell>
          <table:table-cell table:formula="of:=[.D2]/[.C2]" office:value-type="float" office:value="1563.20832877398" calcext:value-type="float">
            <text:p>1563,20832877398</text:p>
          </table:table-cell>
        </table:table-row>
        <table:table-row table:style-name="ro1">
          <table:covered-table-cell table:style-name="ce2" office:value-type="float" office:value="1" calcext:value-type="float">
            <text:p>1</text:p>
          </table:covered-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75223" calcext:value-type="float">
            <text:p>0,00075223</text:p>
          </table:table-cell>
          <table:table-cell table:style-name="ce1" table:formula="of:=[.C3]/[.C3]" office:value-type="float" office:value="1" calcext:value-type="float">
            <text:p>1</text:p>
          </table:table-cell>
          <table:table-cell table:formula="of:=[.D3]/[.C3]" office:value-type="float" office:value="1329.3806415591" calcext:value-type="float">
            <text:p>1329,3806415591</text:p>
          </table:table-cell>
        </table:table-row>
        <table:table-row table:style-name="ro1">
          <table:covered-table-cell table:style-name="ce2" office:value-type="float" office:value="1" calcext:value-type="float">
            <text:p>1</text:p>
          </table:covered-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168294" calcext:value-type="float">
            <text:p>0,00168294</text:p>
          </table:table-cell>
          <table:table-cell table:style-name="ce1" table:formula="of:=[.C4]/[.C4]" office:value-type="float" office:value="1" calcext:value-type="float">
            <text:p>1</text:p>
          </table:table-cell>
          <table:table-cell table:formula="of:=[.D4]/[.C4]" office:value-type="float" office:value="594.198248303564" calcext:value-type="float">
            <text:p>594,198248303564</text:p>
          </table:table-cell>
        </table:table-row>
        <table:table-row table:style-name="ro1">
          <table:covered-table-cell table:style-name="ce2" office:value-type="float" office:value="1" calcext:value-type="float">
            <text:p>1</text:p>
          </table:covered-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1118532" calcext:value-type="float">
            <text:p>0,01118532</text:p>
          </table:table-cell>
          <table:table-cell table:style-name="ce1" table:formula="of:=[.C5]/[.C5]" office:value-type="float" office:value="1" calcext:value-type="float">
            <text:p>1</text:p>
          </table:table-cell>
          <table:table-cell table:formula="of:=[.D5]/[.C5]" office:value-type="float" office:value="89.4028959386052" calcext:value-type="float">
            <text:p>89,4028959386052</text:p>
          </table:table-cell>
        </table:table-row>
        <table:table-row table:style-name="ro1">
          <table:covered-table-cell table:style-name="ce2" office:value-type="float" office:value="1" calcext:value-type="float">
            <text:p>1</text:p>
          </table:covered-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6259119" calcext:value-type="float">
            <text:p>0,06259119</text:p>
          </table:table-cell>
          <table:table-cell table:style-name="ce1" table:formula="of:=[.C6]/[.C6]" office:value-type="float" office:value="1" calcext:value-type="float">
            <text:p>1</text:p>
          </table:table-cell>
          <table:table-cell table:formula="of:=[.D6]/[.C6]" office:value-type="float" office:value="15.9766893711399" calcext:value-type="float">
            <text:p>15,9766893711399</text:p>
          </table:table-cell>
        </table:table-row>
        <table:table-row table:style-name="ro1">
          <table:covered-table-cell table:style-name="ce2" office:value-type="float" office:value="1" calcext:value-type="float">
            <text:p>1</text:p>
          </table:covered-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0.53035014" calcext:value-type="float">
            <text:p>0,53035014</text:p>
          </table:table-cell>
          <table:table-cell table:style-name="ce1" table:formula="of:=[.C7]/[.C7]" office:value-type="float" office:value="1" calcext:value-type="float">
            <text:p>1</text:p>
          </table:table-cell>
          <table:table-cell table:formula="of:=[.D7]/[.C7]" office:value-type="float" office:value="1.88554678235778" calcext:value-type="float">
            <text:p>1,88554678235778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6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59671" calcext:value-type="float">
            <text:p>0,00059671</text:p>
          </table:table-cell>
          <table:table-cell table:style-name="ce1" table:formula="of:=[.C2]/[.C8]" office:value-type="float" office:value="1.07206180556719" calcext:value-type="float">
            <text:p>1,07206180556719</text:p>
          </table:table-cell>
          <table:table-cell table:formula="of:=[.D8]/[.C8]" office:value-type="float" office:value="1796.62114857668" calcext:value-type="float">
            <text:p>1796,62114857668</text:p>
          </table:table-cell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64081" calcext:value-type="float">
            <text:p>0,00064081</text:p>
          </table:table-cell>
          <table:table-cell table:style-name="ce1" table:formula="of:=[.C3]/[.C9]" office:value-type="float" office:value="1.17387369110969" calcext:value-type="float">
            <text:p>1,17387369110969</text:p>
          </table:table-cell>
          <table:table-cell table:formula="of:=[.D9]/[.C9]" office:value-type="float" office:value="1831.8591955645" calcext:value-type="float">
            <text:p>1831,8591955645</text:p>
          </table:table-cell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107316" calcext:value-type="float">
            <text:p>0,00107316</text:p>
          </table:table-cell>
          <table:table-cell table:style-name="ce1" table:formula="of:=[.C4]/[.C10]" office:value-type="float" office:value="1.56820977300682" calcext:value-type="float">
            <text:p>1,56820977300682</text:p>
          </table:table-cell>
          <table:table-cell table:formula="of:=[.D10]/[.C10]" office:value-type="float" office:value="1461.30099240264" calcext:value-type="float">
            <text:p>1461,30099240264</text:p>
          </table:table-cell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733196" calcext:value-type="float">
            <text:p>0,00733196</text:p>
          </table:table-cell>
          <table:table-cell table:style-name="ce1" table:formula="of:=[.C5]/[.C11]" office:value-type="float" office:value="1.52555660423679" calcext:value-type="float">
            <text:p>1,52555660423679</text:p>
          </table:table-cell>
          <table:table-cell table:formula="of:=[.D11]/[.C11]" office:value-type="float" office:value="208.069411758492" calcext:value-type="float">
            <text:p>208,069411758492</text:p>
          </table:table-cell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389873" calcext:value-type="float">
            <text:p>0,0389873</text:p>
          </table:table-cell>
          <table:table-cell table:style-name="ce1" table:formula="of:=[.C6]/[.C12]" office:value-type="float" office:value="1.60542509996845" calcext:value-type="float">
            <text:p>1,60542509996845</text:p>
          </table:table-cell>
          <table:table-cell table:formula="of:=[.D12]/[.C12]" office:value-type="float" office:value="41.1781554498119" calcext:value-type="float">
            <text:p>41,1781554498119</text:p>
          </table:table-cell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0.28831734" calcext:value-type="float">
            <text:p>0,28831734</text:p>
          </table:table-cell>
          <table:table-cell table:style-name="ce1" table:formula="of:=[.C7]/[.C13]" office:value-type="float" office:value="1.83946667931939" calcext:value-type="float">
            <text:p>1,83946667931939</text:p>
          </table:table-cell>
          <table:table-cell table:formula="of:=[.D13]/[.C13]" office:value-type="float" office:value="6.38000711063508" calcext:value-type="float">
            <text:p>6,38000711063508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6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053342" calcext:value-type="float">
            <text:p>0,00053342</text:p>
          </table:table-cell>
          <table:table-cell table:style-name="ce1" table:formula="of:=[.C2]/[.C14]" office:value-type="float" office:value="1.19926137002737" calcext:value-type="float">
            <text:p>1,19926137002737</text:p>
          </table:table-cell>
          <table:table-cell table:formula="of:=[.D14]/[.C14]" office:value-type="float" office:value="2248.24972822048" calcext:value-type="float">
            <text:p>2248,24972822048</text:p>
          </table:table-cell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56376" calcext:value-type="float">
            <text:p>0,00056376</text:p>
          </table:table-cell>
          <table:table-cell table:style-name="ce1" table:formula="of:=[.C3]/[.C15]" office:value-type="float" office:value="1.33430892578402" calcext:value-type="float">
            <text:p>1,33430892578402</text:p>
          </table:table-cell>
          <table:table-cell table:formula="of:=[.D15]/[.C15]" office:value-type="float" office:value="2366.80311796513" calcext:value-type="float">
            <text:p>2366,80311796513</text:p>
          </table:table-cell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067451" calcext:value-type="float">
            <text:p>0,00067451</text:p>
          </table:table-cell>
          <table:table-cell table:style-name="ce1" table:formula="of:=[.C4]/[.C16]" office:value-type="float" office:value="2.49505567004196" calcext:value-type="float">
            <text:p>2,49505567004196</text:p>
          </table:table-cell>
          <table:table-cell table:formula="of:=[.D16]/[.C16]" office:value-type="float" office:value="3699.06401690406" calcext:value-type="float">
            <text:p>3699,06401690406</text:p>
          </table:table-cell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3302" calcext:value-type="float">
            <text:p>0,003302</text:p>
          </table:table-cell>
          <table:table-cell table:style-name="ce1" table:formula="of:=[.C5]/[.C17]" office:value-type="float" office:value="3.38743791641429" calcext:value-type="float">
            <text:p>3,38743791641429</text:p>
          </table:table-cell>
          <table:table-cell table:formula="of:=[.D17]/[.C17]" office:value-type="float" office:value="1025.87459612789" calcext:value-type="float">
            <text:p>1025,87459612789</text:p>
          </table:table-cell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2230055" calcext:value-type="float">
            <text:p>0,02230055</text:p>
          </table:table-cell>
          <table:table-cell table:style-name="ce1" table:formula="of:=[.C6]/[.C18]" office:value-type="float" office:value="2.80671059682385" calcext:value-type="float">
            <text:p>2,80671059682385</text:p>
          </table:table-cell>
          <table:table-cell table:formula="of:=[.D18]/[.C18]" office:value-type="float" office:value="125.858357611083" calcext:value-type="float">
            <text:p>125,858357611083</text:p>
          </table:table-cell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0.16035245" calcext:value-type="float">
            <text:p>0,16035245</text:p>
          </table:table-cell>
          <table:table-cell table:style-name="ce1" table:formula="of:=[.C7]/[.C19]" office:value-type="float" office:value="3.30740278679871" calcext:value-type="float">
            <text:p>3,30740278679871</text:p>
          </table:table-cell>
          <table:table-cell table:formula="of:=[.D19]/[.C19]" office:value-type="float" office:value="20.6258325756713" calcext:value-type="float">
            <text:p>20,6258325756713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o" table:style-name="ta1">
        <table:shapes>
          <draw:frame draw:z-index="0" draw:style-name="gr1" draw:text-style-name="P1" svg:width="20.528cm" svg:height="11.363cm" svg:x="0.136cm" svg:y="2.626cm">
            <draw:object draw:notify-on-update-of-ranges="Tempo.A1:Tempo.A1 Tempo.B1:Tempo.G1 Tempo.A2:Tempo.A2 Tempo.B2:Tempo.G2 Tempo.A3:Tempo.A3 Tempo.B3:Tempo.G3 Tempo.A4:Tempo.A4 Tempo.B4:Tempo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N=10000</text:p>
          </table:table-cell>
          <table:table-cell table:number-columns-repeated="2" office:value-type="string" calcext:value-type="string">
            <text:p>N=10000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3971" calcext:value-type="float">
            <text:p>0,00063971</text:p>
          </table:table-cell>
          <table:table-cell office:value-type="float" office:value="0.00075223" calcext:value-type="float">
            <text:p>0,00075223</text:p>
          </table:table-cell>
          <table:table-cell office:value-type="float" office:value="0.00168294" calcext:value-type="float">
            <text:p>0,00168294</text:p>
          </table:table-cell>
          <table:table-cell office:value-type="float" office:value="0.01118532" calcext:value-type="float">
            <text:p>0,01118532</text:p>
          </table:table-cell>
          <table:table-cell office:value-type="float" office:value="0.06259119" calcext:value-type="float">
            <text:p>0,06259119</text:p>
          </table:table-cell>
          <table:table-cell office:value-type="float" office:value="0.53035014" calcext:value-type="float">
            <text:p>0,530350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9671" calcext:value-type="float">
            <text:p>0,00059671</text:p>
          </table:table-cell>
          <table:table-cell office:value-type="float" office:value="0.00064081" calcext:value-type="float">
            <text:p>0,00064081</text:p>
          </table:table-cell>
          <table:table-cell office:value-type="float" office:value="0.00107316" calcext:value-type="float">
            <text:p>0,00107316</text:p>
          </table:table-cell>
          <table:table-cell office:value-type="float" office:value="0.00733196" calcext:value-type="float">
            <text:p>0,00733196</text:p>
          </table:table-cell>
          <table:table-cell office:value-type="float" office:value="0.0389873" calcext:value-type="float">
            <text:p>0,0389873</text:p>
          </table:table-cell>
          <table:table-cell office:value-type="float" office:value="0.28831734" calcext:value-type="float">
            <text:p>0,288317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3342" calcext:value-type="float">
            <text:p>0,00053342</text:p>
          </table:table-cell>
          <table:table-cell office:value-type="float" office:value="0.00056376" calcext:value-type="float">
            <text:p>0,00056376</text:p>
          </table:table-cell>
          <table:table-cell office:value-type="float" office:value="0.00067451" calcext:value-type="float">
            <text:p>0,00067451</text:p>
          </table:table-cell>
          <table:table-cell office:value-type="float" office:value="0.003302" calcext:value-type="float">
            <text:p>0,003302</text:p>
          </table:table-cell>
          <table:table-cell office:value-type="float" office:value="0.02230055" calcext:value-type="float">
            <text:p>0,02230055</text:p>
          </table:table-cell>
          <table:table-cell office:value-type="float" office:value="0.16035245" calcext:value-type="float">
            <text:p>0,16035245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eleração" table:style-name="ta1">
        <table:shapes>
          <draw:frame draw:z-index="0" draw:style-name="gr1" draw:text-style-name="P1" svg:width="18.604cm" svg:height="10.464cm" svg:x="0.646cm" svg:y="2.992cm">
            <draw:object draw:notify-on-update-of-ranges="Aceleração.A1:Aceleração.A1 Aceleração.A2:Aceleração.A4 Aceleração.B1:Aceleração.B1 Aceleração.B2:Aceleração.B4 Aceleração.C1:Aceleração.C1 Aceleração.C2:Aceleração.C4 Aceleração.D1:Aceleração.D1 Aceleração.D2:Aceleração.D4 Aceleração.E1:Aceleração.E1 Aceleração.E2:Aceleração.E4 Aceleração.F1:Aceleração.F1 Aceleração.F2:Aceleração.F4 Aceleração.G1:Aceleração.G1 Aceleração.G2:Aceleração.G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>
            <text:p>Threads</text:p>
          </table:table-cell>
          <table:table-cell table:style-name="ce3" office:value-type="string" calcext:value-type="string">
            <text:p>N=10</text:p>
          </table:table-cell>
          <table:table-cell table:style-name="ce3" office:value-type="string" calcext:value-type="string">
            <text:p>N=100</text:p>
          </table:table-cell>
          <table:table-cell table:style-name="ce3" office:value-type="string" calcext:value-type="string">
            <text:p>N=1000</text:p>
          </table:table-cell>
          <table:table-cell table:style-name="ce3" office:value-type="string" calcext:value-type="string">
            <text:p>N=10000</text:p>
          </table:table-cell>
          <table:table-cell table:style-name="ce3" office:value-type="string" calcext:value-type="string">
            <text:p>N=100000</text:p>
          </table:table-cell>
          <table:table-cell table:style-name="ce3" office:value-type="string" calcext:value-type="string">
            <text:p>N=1000000</text:p>
          </table:table-cell>
        </table:table-row>
        <table:table-row table:style-name="ro1">
          <table:table-cell table:number-columns-repeated="7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.072061806" calcext:value-type="float">
            <text:p>1,072061806</text:p>
          </table:table-cell>
          <table:table-cell table:style-name="ce3" office:value-type="float" office:value="1.173873691" calcext:value-type="float">
            <text:p>1,173873691</text:p>
          </table:table-cell>
          <table:table-cell table:style-name="ce3" office:value-type="float" office:value="1.568209773" calcext:value-type="float">
            <text:p>1,568209773</text:p>
          </table:table-cell>
          <table:table-cell table:style-name="ce3" office:value-type="float" office:value="1.525556604" calcext:value-type="float">
            <text:p>1,525556604</text:p>
          </table:table-cell>
          <table:table-cell table:style-name="ce3" office:value-type="float" office:value="1.6054251" calcext:value-type="float">
            <text:p>1,6054251</text:p>
          </table:table-cell>
          <table:table-cell table:style-name="ce3" office:value-type="float" office:value="1.839466679" calcext:value-type="float">
            <text:p>1,83946667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.19926137" calcext:value-type="float">
            <text:p>1,19926137</text:p>
          </table:table-cell>
          <table:table-cell table:style-name="ce3" office:value-type="float" office:value="1.334308926" calcext:value-type="float">
            <text:p>1,334308926</text:p>
          </table:table-cell>
          <table:table-cell table:style-name="ce3" office:value-type="float" office:value="2.49505567" calcext:value-type="float">
            <text:p>2,49505567</text:p>
          </table:table-cell>
          <table:table-cell table:style-name="ce3" office:value-type="float" office:value="3.387437916" calcext:value-type="float">
            <text:p>3,387437916</text:p>
          </table:table-cell>
          <table:table-cell table:style-name="ce3" office:value-type="float" office:value="2.806710597" calcext:value-type="float">
            <text:p>2,806710597</text:p>
          </table:table-cell>
          <table:table-cell table:style-name="ce3" office:value-type="float" office:value="3.307402787" calcext:value-type="float">
            <text:p>3,30740278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ficiência" table:style-name="ta1">
        <table:shapes>
          <draw:frame draw:z-index="0" draw:style-name="gr1" draw:text-style-name="P1" svg:width="20.018cm" svg:height="11.26cm" svg:x="0.295cm" svg:y="2.652cm">
            <draw:object draw:notify-on-update-of-ranges="Eficiência.A1:Eficiência.A1 Eficiência.A2:Eficiência.A4 Eficiência.B1:Eficiência.B1 Eficiência.B2:Eficiência.B4 Eficiência.C1:Eficiência.C1 Eficiência.C2:Eficiência.C4 Eficiência.D1:Eficiência.D1 Eficiência.D2:Eficiência.D4 Eficiência.E1:Eficiência.E1 Eficiência.E2:Eficiência.E4 Eficiência.F1:Eficiência.F1 Eficiência.F2:Eficiência.F4 Eficiência.G1:Eficiência.G1 Eficiência.G2:Eficiência.G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N=100</text:p>
          </table:table-cell>
          <table:table-cell table:style-name="ce1" office:value-type="string" calcext:value-type="string">
            <text:p>N=1000</text:p>
          </table:table-cell>
          <table:table-cell table:style-name="ce1" office:value-type="string" calcext:value-type="string">
            <text:p>N=10000</text:p>
          </table:table-cell>
          <table:table-cell table:number-columns-repeated="2" table:style-name="ce1" office:value-type="string" calcext:value-type="string">
            <text:p>N=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3.20832877398" calcext:value-type="float">
            <text:p>1563,20832877398</text:p>
          </table:table-cell>
          <table:table-cell office:value-type="float" office:value="1329.3806415591" calcext:value-type="float">
            <text:p>1329,3806415591</text:p>
          </table:table-cell>
          <table:table-cell table:style-name="ce1" office:value-type="float" office:value="594.198248303564" calcext:value-type="float">
            <text:p>594,198248303564</text:p>
          </table:table-cell>
          <table:table-cell table:style-name="ce1" office:value-type="float" office:value="89.4028959386052" calcext:value-type="float">
            <text:p>89,4028959386052</text:p>
          </table:table-cell>
          <table:table-cell table:style-name="ce1" office:value-type="float" office:value="15.9766893711399" calcext:value-type="float">
            <text:p>15,9766893711399</text:p>
          </table:table-cell>
          <table:table-cell table:style-name="ce1" office:value-type="float" office:value="1.88554678235778" calcext:value-type="float">
            <text:p>1,88554678235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6.62114857668" calcext:value-type="float">
            <text:p>1796,62114857668</text:p>
          </table:table-cell>
          <table:table-cell office:value-type="float" office:value="1831.8591955645" calcext:value-type="float">
            <text:p>1831,8591955645</text:p>
          </table:table-cell>
          <table:table-cell table:style-name="ce1" office:value-type="float" office:value="1461.30099240264" calcext:value-type="float">
            <text:p>1461,30099240264</text:p>
          </table:table-cell>
          <table:table-cell table:style-name="ce1" office:value-type="float" office:value="208.069411758492" calcext:value-type="float">
            <text:p>208,069411758492</text:p>
          </table:table-cell>
          <table:table-cell table:style-name="ce1" office:value-type="float" office:value="41.1781554498119" calcext:value-type="float">
            <text:p>41,1781554498119</text:p>
          </table:table-cell>
          <table:table-cell table:style-name="ce1" office:value-type="float" office:value="6.38000711063508" calcext:value-type="float">
            <text:p>6,38000711063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8.24972822048" calcext:value-type="float">
            <text:p>2248,24972822048</text:p>
          </table:table-cell>
          <table:table-cell office:value-type="float" office:value="2366.80311796513" calcext:value-type="float">
            <text:p>2366,80311796513</text:p>
          </table:table-cell>
          <table:table-cell table:style-name="ce1" office:value-type="float" office:value="3699.06401690406" calcext:value-type="float">
            <text:p>3699,06401690406</text:p>
          </table:table-cell>
          <table:table-cell table:style-name="ce1" office:value-type="float" office:value="1025.87459612789" calcext:value-type="float">
            <text:p>1025,87459612789</text:p>
          </table:table-cell>
          <table:table-cell table:style-name="ce1" office:value-type="float" office:value="125.858357611083" calcext:value-type="float">
            <text:p>125,858357611083</text:p>
          </table:table-cell>
          <table:table-cell table:style-name="ce1" office:value-type="float" office:value="20.6258325756713" calcext:value-type="float">
            <text:p>20,625832575671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2:28:20.774231859</meta:creation-date>
    <dc:date>2025-04-26T23:24:31.516685220</dc:date>
    <meta:editing-duration>PT9M47S</meta:editing-duration>
    <meta:editing-cycles>3</meta:editing-cycles>
    <meta:generator>LibreOffice/24.2.7.2$Linux_X86_64 LibreOffice_project/420$Build-2</meta:generator>
    <meta:document-statistic meta:table-count="4" meta:cell-count="17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29cm" svg:height="11.364cm" xlink:href=".." xlink:type="simple" chart:class="chart:bar" chart:style-name="ch1">
        <chart:title svg:x="8.302cm" svg:y="0.363cm" chart:style-name="ch2">
          <text:p>Números X Tempo</text:p>
        </chart:title>
        <chart:legend chart:legend-position="end" svg:x="19.589cm" svg:y="4.885cm" style:legend-expansion="high" chart:style-name="ch3"/>
        <chart:plot-area chart:style-name="ch4" table:cell-range-address="Tempo.A1:Tempo.G4" chart:data-source-has-labels="both" svg:x="1.421cm" svg:y="1.369cm" svg:width="17.758cm" svg:height="8.787cm">
          <chart:coordinate-region svg:x="2.148cm" svg:y="1.569cm" svg:width="17.031cm" svg:height="7.94cm"/>
          <chart:axis chart:dimension="x" chart:name="primary-x" chart:style-name="ch5" chartooo:axis-type="auto">
            <chartooo:date-scale/>
            <chart:title svg:x="9.423cm" svg:y="10.383cm" chart:style-name="ch6">
              <text:p>Quantidade</text:p>
            </chart:title>
            <chart:categories table:cell-range-address="Tempo.B1:Tempo.G1"/>
          </chart:axis>
          <chart:axis chart:dimension="y" chart:name="primary-y" chart:style-name="ch7">
            <chart:title svg:x="0.451cm" svg:y="6.309cm" chart:style-name="ch8">
              <text:p>Tempo</text:p>
            </chart:title>
            <chart:grid chart:style-name="ch9" chart:class="major"/>
          </chart:axis>
          <chart:series chart:style-name="ch10" chart:values-cell-range-address="Tempo.B2:Tempo.G2" chart:label-cell-address="Tempo.A2:Tempo.A2" chart:class="chart:bar">
            <chart:data-point chart:repeated="6"/>
          </chart:series>
          <chart:series chart:style-name="ch11" chart:values-cell-range-address="Tempo.B3:Tempo.G3" chart:label-cell-address="Tempo.A3:Tempo.A3" chart:class="chart:bar">
            <chart:data-point chart:repeated="6"/>
          </chart:series>
          <chart:series chart:style-name="ch12" chart:values-cell-range-address="Tempo.B4:Tempo.G4" chart:label-cell-address="Tempo.A4:Tempo.A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</text:p>
                <draw:g>
                  <svg:desc>Tempo.B1:Tempo.G1</svg:desc>
                </draw:g>
              </table:table-cell>
              <table:table-cell office:value-type="string">
                <text:p>N=100</text:p>
              </table:table-cell>
              <table:table-cell office:value-type="string">
                <text:p>N=1000</text:p>
              </table:table-cell>
              <table:table-cell office:value-type="string">
                <text:p>N=10000</text:p>
              </table:table-cell>
              <table:table-cell office:value-type="string">
                <text:p>N=100000</text:p>
              </table:table-cell>
              <table:table-cell office:value-type="string">
                <text:p>N=1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empo.A2:Tempo.A2</svg:desc>
                </draw:g>
              </table:table-cell>
              <table:table-cell office:value-type="float" office:value="0.00063971">
                <text:p>0.00063971</text:p>
                <draw:g>
                  <svg:desc>Tempo.B2:Tempo.G2</svg:desc>
                </draw:g>
              </table:table-cell>
              <table:table-cell office:value-type="float" office:value="0.00075223">
                <text:p>0.00075223</text:p>
              </table:table-cell>
              <table:table-cell office:value-type="float" office:value="0.00168294">
                <text:p>0.00168294</text:p>
              </table:table-cell>
              <table:table-cell office:value-type="float" office:value="0.01118532">
                <text:p>0.01118532</text:p>
              </table:table-cell>
              <table:table-cell office:value-type="float" office:value="0.06259119">
                <text:p>0.06259119</text:p>
              </table:table-cell>
              <table:table-cell office:value-type="float" office:value="0.53035014">
                <text:p>0.53035014</text:p>
              </table:table-cell>
            </table:table-row>
            <table:table-row>
              <table:table-cell office:value-type="string">
                <text:p>2</text:p>
                <draw:g>
                  <svg:desc>Tempo.A3:Tempo.A3</svg:desc>
                </draw:g>
              </table:table-cell>
              <table:table-cell office:value-type="float" office:value="0.00059671">
                <text:p>0.00059671</text:p>
                <draw:g>
                  <svg:desc>Tempo.B3:Tempo.G3</svg:desc>
                </draw:g>
              </table:table-cell>
              <table:table-cell office:value-type="float" office:value="0.00064081">
                <text:p>0.00064081</text:p>
              </table:table-cell>
              <table:table-cell office:value-type="float" office:value="0.00107316">
                <text:p>0.00107316</text:p>
              </table:table-cell>
              <table:table-cell office:value-type="float" office:value="0.00733196">
                <text:p>0.00733196</text:p>
              </table:table-cell>
              <table:table-cell office:value-type="float" office:value="0.0389873">
                <text:p>0.0389873</text:p>
              </table:table-cell>
              <table:table-cell office:value-type="float" office:value="0.28831734">
                <text:p>0.28831734</text:p>
              </table:table-cell>
            </table:table-row>
            <table:table-row>
              <table:table-cell office:value-type="string">
                <text:p>4</text:p>
                <draw:g>
                  <svg:desc>Tempo.A4:Tempo.A4</svg:desc>
                </draw:g>
              </table:table-cell>
              <table:table-cell office:value-type="float" office:value="0.00053342">
                <text:p>0.00053342</text:p>
                <draw:g>
                  <svg:desc>Tempo.B4:Tempo.G4</svg:desc>
                </draw:g>
              </table:table-cell>
              <table:table-cell office:value-type="float" office:value="0.00056376">
                <text:p>0.00056376</text:p>
              </table:table-cell>
              <table:table-cell office:value-type="float" office:value="0.00067451">
                <text:p>0.00067451</text:p>
              </table:table-cell>
              <table:table-cell office:value-type="float" office:value="0.003302">
                <text:p>0.003302</text:p>
              </table:table-cell>
              <table:table-cell office:value-type="float" office:value="0.02230055">
                <text:p>0.02230055</text:p>
              </table:table-cell>
              <table:table-cell office:value-type="float" office:value="0.16035245">
                <text:p>0.16035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05cm" svg:height="10.465cm" xlink:href=".." xlink:type="simple" chart:class="chart:bar" chart:style-name="ch1">
        <chart:title svg:x="6.996cm" svg:y="0.345cm" chart:style-name="ch2">
          <text:p>Threads X Aceleração</text:p>
        </chart:title>
        <chart:legend chart:legend-position="end" svg:x="16.077cm" svg:y="3.439cm" style:legend-expansion="high" chart:style-name="ch3"/>
        <chart:plot-area chart:style-name="ch4" table:cell-range-address="Aceleração.A1:Aceleração.G4" chart:data-source-has-labels="row" svg:x="1.383cm" svg:y="1.333cm" svg:width="14.322cm" svg:height="7.942cm">
          <chart:coordinate-region svg:x="2.11cm" svg:y="1.532cm" svg:width="13.595cm" svg:height="7.096cm"/>
          <chart:axis chart:dimension="x" chart:name="primary-x" chart:style-name="ch5">
            <chart:title svg:x="7.905cm" svg:y="9.484cm" chart:style-name="ch6">
              <text:p>Threads</text:p>
            </chart:title>
          </chart:axis>
          <chart:axis chart:dimension="y" chart:name="primary-y" chart:style-name="ch7">
            <chart:title svg:x="0.451cm" svg:y="6.155cm" chart:style-name="ch8">
              <text:p>Aceleração</text:p>
            </chart:title>
            <chart:grid chart:style-name="ch9" chart:class="major"/>
          </chart:axis>
          <chart:series chart:style-name="ch10" chart:values-cell-range-address="Aceleração.A2:Aceleração.A4" chart:label-cell-address="Aceleração.A1:Aceleração.A1" chart:class="chart:bar">
            <chart:data-point chart:repeated="3"/>
          </chart:series>
          <chart:series chart:style-name="ch11" chart:values-cell-range-address="Aceleração.B2:Aceleração.B4" chart:label-cell-address="Aceleração.B1:Aceleração.B1" chart:class="chart:bar">
            <chart:data-point chart:repeated="3"/>
          </chart:series>
          <chart:series chart:style-name="ch12" chart:values-cell-range-address="Aceleração.C2:Aceleração.C4" chart:label-cell-address="Aceleração.C1:Aceleração.C1" chart:class="chart:bar">
            <chart:data-point chart:repeated="3"/>
          </chart:series>
          <chart:series chart:style-name="ch13" chart:values-cell-range-address="Aceleração.D2:Aceleração.D4" chart:label-cell-address="Aceleração.D1:Aceleração.D1" chart:class="chart:bar">
            <chart:data-point chart:repeated="3"/>
          </chart:series>
          <chart:series chart:style-name="ch14" chart:values-cell-range-address="Aceleração.E2:Aceleração.E4" chart:label-cell-address="Aceleração.E1:Aceleração.E1" chart:class="chart:bar">
            <chart:data-point chart:repeated="3"/>
          </chart:series>
          <chart:series chart:style-name="ch15" chart:values-cell-range-address="Aceleração.F2:Aceleração.F4" chart:label-cell-address="Aceleração.F1:Aceleração.F1" chart:class="chart:bar">
            <chart:data-point chart:repeated="3"/>
          </chart:series>
          <chart:series chart:style-name="ch16" chart:values-cell-range-address="Aceleração.G2:Aceleração.G4" chart:label-cell-address="Aceleração.G1:Aceleração.G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Aceleração.A1:Aceleração.A1</svg:desc>
                </draw:g>
              </table:table-cell>
              <table:table-cell office:value-type="string">
                <text:p>N=10</text:p>
                <draw:g>
                  <svg:desc>Aceleração.B1:Aceleração.B1</svg:desc>
                </draw:g>
              </table:table-cell>
              <table:table-cell office:value-type="string">
                <text:p>N=100</text:p>
                <draw:g>
                  <svg:desc>Aceleração.C1:Aceleração.C1</svg:desc>
                </draw:g>
              </table:table-cell>
              <table:table-cell office:value-type="string">
                <text:p>N=1000</text:p>
                <draw:g>
                  <svg:desc>Aceleração.D1:Aceleração.D1</svg:desc>
                </draw:g>
              </table:table-cell>
              <table:table-cell office:value-type="string">
                <text:p>N=10000</text:p>
                <draw:g>
                  <svg:desc>Aceleração.E1:Aceleração.E1</svg:desc>
                </draw:g>
              </table:table-cell>
              <table:table-cell office:value-type="string">
                <text:p>N=100000</text:p>
                <draw:g>
                  <svg:desc>Aceleração.F1:Aceleração.F1</svg:desc>
                </draw:g>
              </table:table-cell>
              <table:table-cell office:value-type="string">
                <text:p>N=1000000</text:p>
                <draw:g>
                  <svg:desc>Aceleração.G1:Aceleraçã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celeração.A2:Aceleração.A4</svg:desc>
                </draw:g>
              </table:table-cell>
              <table:table-cell office:value-type="float" office:value="1">
                <text:p>1</text:p>
                <draw:g>
                  <svg:desc>Aceleração.B2:Aceleração.B4</svg:desc>
                </draw:g>
              </table:table-cell>
              <table:table-cell office:value-type="float" office:value="1">
                <text:p>1</text:p>
                <draw:g>
                  <svg:desc>Aceleração.C2:Aceleração.C4</svg:desc>
                </draw:g>
              </table:table-cell>
              <table:table-cell office:value-type="float" office:value="1">
                <text:p>1</text:p>
                <draw:g>
                  <svg:desc>Aceleração.D2:Aceleração.D4</svg:desc>
                </draw:g>
              </table:table-cell>
              <table:table-cell office:value-type="float" office:value="1">
                <text:p>1</text:p>
                <draw:g>
                  <svg:desc>Aceleração.E2:Aceleração.E4</svg:desc>
                </draw:g>
              </table:table-cell>
              <table:table-cell office:value-type="float" office:value="1">
                <text:p>1</text:p>
                <draw:g>
                  <svg:desc>Aceleração.F2:Aceleração.F4</svg:desc>
                </draw:g>
              </table:table-cell>
              <table:table-cell office:value-type="float" office:value="1">
                <text:p>1</text:p>
                <draw:g>
                  <svg:desc>Aceleração.G2:Aceleração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72061806">
                <text:p>1.072061806</text:p>
              </table:table-cell>
              <table:table-cell office:value-type="float" office:value="1.173873691">
                <text:p>1.173873691</text:p>
              </table:table-cell>
              <table:table-cell office:value-type="float" office:value="1.568209773">
                <text:p>1.568209773</text:p>
              </table:table-cell>
              <table:table-cell office:value-type="float" office:value="1.525556604">
                <text:p>1.525556604</text:p>
              </table:table-cell>
              <table:table-cell office:value-type="float" office:value="1.6054251">
                <text:p>1.6054251</text:p>
              </table:table-cell>
              <table:table-cell office:value-type="float" office:value="1.839466679">
                <text:p>1.839466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9926137">
                <text:p>1.19926137</text:p>
              </table:table-cell>
              <table:table-cell office:value-type="float" office:value="1.334308926">
                <text:p>1.334308926</text:p>
              </table:table-cell>
              <table:table-cell office:value-type="float" office:value="2.49505567">
                <text:p>2.49505567</text:p>
              </table:table-cell>
              <table:table-cell office:value-type="float" office:value="3.387437916">
                <text:p>3.387437916</text:p>
              </table:table-cell>
              <table:table-cell office:value-type="float" office:value="2.806710597">
                <text:p>2.806710597</text:p>
              </table:table-cell>
              <table:table-cell office:value-type="float" office:value="3.307402787">
                <text:p>3.307402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19cm" svg:height="11.261cm" xlink:href=".." xlink:type="simple" chart:class="chart:bar" chart:style-name="ch1">
        <chart:title svg:x="7.875cm" svg:y="0.361cm" chart:style-name="ch2">
          <text:p>Threads X Eficiência</text:p>
        </chart:title>
        <chart:legend chart:legend-position="end" svg:x="17.676cm" svg:y="4.086cm" style:legend-expansion="high" chart:style-name="ch3"/>
        <chart:plot-area chart:style-name="ch4" table:cell-range-address="Eficiência.A1:Eficiência.G4" chart:data-source-has-labels="both" svg:x="1.411cm" svg:y="1.365cm" svg:width="15.865cm" svg:height="8.69cm">
          <chart:coordinate-region svg:x="2.403cm" svg:y="1.564cm" svg:width="14.873cm" svg:height="7.844cm"/>
          <chart:axis chart:dimension="x" chart:name="primary-x" chart:style-name="ch5" chartooo:axis-type="auto">
            <chartooo:date-scale/>
            <chart:title svg:x="8.704cm" svg:y="10.28cm" chart:style-name="ch6">
              <text:p>Threads</text:p>
            </chart:title>
            <chart:categories table:cell-range-address="Eficiência.A2:Eficiência.A4"/>
          </chart:axis>
          <chart:axis chart:dimension="y" chart:name="primary-y" chart:style-name="ch7">
            <chart:title svg:x="0.451cm" svg:y="6.442cm" chart:style-name="ch8">
              <text:p>Eficiência</text:p>
            </chart:title>
            <chart:grid chart:style-name="ch9" chart:class="major"/>
          </chart:axis>
          <chart:series chart:style-name="ch10" chart:values-cell-range-address="Eficiência.B2:Eficiência.B4" chart:label-cell-address="Eficiência.B1:Eficiência.B1" chart:class="chart:bar">
            <chart:data-point chart:repeated="3"/>
          </chart:series>
          <chart:series chart:style-name="ch11" chart:values-cell-range-address="Eficiência.C2:Eficiência.C4" chart:label-cell-address="Eficiência.C1:Eficiência.C1" chart:class="chart:bar">
            <chart:data-point chart:repeated="3"/>
          </chart:series>
          <chart:series chart:style-name="ch12" chart:values-cell-range-address="Eficiência.D2:Eficiência.D4" chart:label-cell-address="Eficiência.D1:Eficiência.D1" chart:class="chart:bar">
            <chart:data-point chart:repeated="3"/>
          </chart:series>
          <chart:series chart:style-name="ch13" chart:values-cell-range-address="Eficiência.E2:Eficiência.E4" chart:label-cell-address="Eficiência.E1:Eficiência.E1" chart:class="chart:bar">
            <chart:data-point chart:repeated="3"/>
          </chart:series>
          <chart:series chart:style-name="ch14" chart:values-cell-range-address="Eficiência.F2:Eficiência.F4" chart:label-cell-address="Eficiência.F1:Eficiência.F1" chart:class="chart:bar">
            <chart:data-point chart:repeated="3"/>
          </chart:series>
          <chart:series chart:style-name="ch15" chart:values-cell-range-address="Eficiência.G2:Eficiência.G4" chart:label-cell-address="Eficiência.G1:Eficiência.G1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</text:p>
                <draw:g>
                  <svg:desc>Eficiência.B1:Eficiência.B1</svg:desc>
                </draw:g>
              </table:table-cell>
              <table:table-cell office:value-type="string">
                <text:p>N=100</text:p>
                <draw:g>
                  <svg:desc>Eficiência.C1:Eficiência.C1</svg:desc>
                </draw:g>
              </table:table-cell>
              <table:table-cell office:value-type="string">
                <text:p>N=1000</text:p>
                <draw:g>
                  <svg:desc>Eficiência.D1:Eficiência.D1</svg:desc>
                </draw:g>
              </table:table-cell>
              <table:table-cell office:value-type="string">
                <text:p>N=10000</text:p>
                <draw:g>
                  <svg:desc>Eficiência.E1:Eficiência.E1</svg:desc>
                </draw:g>
              </table:table-cell>
              <table:table-cell office:value-type="string">
                <text:p>N=100000</text:p>
                <draw:g>
                  <svg:desc>Eficiência.F1:Eficiência.F1</svg:desc>
                </draw:g>
              </table:table-cell>
              <table:table-cell office:value-type="string">
                <text:p>N=100000</text:p>
                <draw:g>
                  <svg:desc>Eficiência.G1:Eficiência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ficiência.A2:Eficiência.A4</svg:desc>
                </draw:g>
              </table:table-cell>
              <table:table-cell office:value-type="float" office:value="1563.20832877398">
                <text:p>1563.20832877398</text:p>
                <draw:g>
                  <svg:desc>Eficiência.B2:Eficiência.B4</svg:desc>
                </draw:g>
              </table:table-cell>
              <table:table-cell office:value-type="float" office:value="1329.3806415591">
                <text:p>1329.3806415591</text:p>
                <draw:g>
                  <svg:desc>Eficiência.C2:Eficiência.C4</svg:desc>
                </draw:g>
              </table:table-cell>
              <table:table-cell office:value-type="float" office:value="594.198248303564">
                <text:p>594.198248303564</text:p>
                <draw:g>
                  <svg:desc>Eficiência.D2:Eficiência.D4</svg:desc>
                </draw:g>
              </table:table-cell>
              <table:table-cell office:value-type="float" office:value="89.4028959386052">
                <text:p>89.4028959386052</text:p>
                <draw:g>
                  <svg:desc>Eficiência.E2:Eficiência.E4</svg:desc>
                </draw:g>
              </table:table-cell>
              <table:table-cell office:value-type="float" office:value="15.9766893711399">
                <text:p>15.9766893711399</text:p>
                <draw:g>
                  <svg:desc>Eficiência.F2:Eficiência.F4</svg:desc>
                </draw:g>
              </table:table-cell>
              <table:table-cell office:value-type="float" office:value="1.88554678235778">
                <text:p>1.88554678235778</text:p>
                <draw:g>
                  <svg:desc>Eficiência.G2:Eficiência.G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96.62114857668">
                <text:p>1796.62114857668</text:p>
              </table:table-cell>
              <table:table-cell office:value-type="float" office:value="1831.8591955645">
                <text:p>1831.8591955645</text:p>
              </table:table-cell>
              <table:table-cell office:value-type="float" office:value="1461.30099240264">
                <text:p>1461.30099240264</text:p>
              </table:table-cell>
              <table:table-cell office:value-type="float" office:value="208.069411758492">
                <text:p>208.069411758492</text:p>
              </table:table-cell>
              <table:table-cell office:value-type="float" office:value="41.1781554498119">
                <text:p>41.1781554498119</text:p>
              </table:table-cell>
              <table:table-cell office:value-type="float" office:value="6.38000711063508">
                <text:p>6.380007110635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8.24972822048">
                <text:p>2248.24972822048</text:p>
              </table:table-cell>
              <table:table-cell office:value-type="float" office:value="2366.80311796513">
                <text:p>2366.80311796513</text:p>
              </table:table-cell>
              <table:table-cell office:value-type="float" office:value="3699.06401690406">
                <text:p>3699.06401690406</text:p>
              </table:table-cell>
              <table:table-cell office:value-type="float" office:value="1025.87459612789">
                <text:p>1025.87459612789</text:p>
              </table:table-cell>
              <table:table-cell office:value-type="float" office:value="125.858357611083">
                <text:p>125.858357611083</text:p>
              </table:table-cell>
              <table:table-cell office:value-type="float" office:value="20.6258325756713">
                <text:p>20.6258325756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